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Marlett" svg:font-family="Marlett"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 svg:font-family="Baskerville" style:font-family-generic="swiss" style:font-pitch="variable"/>
    <style:font-face style:name="Swis721 Ex BT" svg:font-family="'Swis721 Ex BT', 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o_20_independiente_20_2">
      <style:paragraph-properties fo:margin-left="0.295cm" fo:margin-right="0.295cm" fo:line-height="150%" fo:text-indent="0cm" style:auto-text-indent="false"/>
      <style:text-properties style:font-name="Arial" fo:font-size="12pt" style:font-name-asian="MS Mincho" style:font-size-asian="12pt" style:font-size-complex="12pt"/>
    </style:style>
    <style:style style:name="P2" style:family="paragraph" style:parent-style-name="Texto_20_independiente_20_2">
      <style:paragraph-properties fo:margin-left="0.295cm" fo:margin-right="0.295cm" fo:line-height="150%" fo:text-align="justify" style:justify-single-word="false" fo:text-indent="0cm" style:auto-text-indent="false"/>
      <style:text-properties style:font-name="Arial" fo:font-size="14pt" fo:language="es" fo:country="ES" style:font-name-asian="MS Mincho" style:font-size-asian="14pt" style:font-name-complex="Arial" style:font-size-complex="14pt"/>
    </style:style>
    <style:style style:name="P3" style:family="paragraph" style:parent-style-name="Texto_20_independiente_20_2">
      <style:paragraph-properties fo:margin-left="0.295cm" fo:margin-right="0.295cm" fo:line-height="150%" fo:text-align="justify" style:justify-single-word="false" fo:text-indent="0cm" style:auto-text-indent="false"/>
      <style:text-properties style:font-name="Arial" fo:font-size="14pt" fo:language="es" fo:country="ES" fo:font-weight="bold" style:font-name-asian="MS Mincho" style:font-size-asian="14pt" style:font-weight-asian="bold" style:font-name-complex="Arial" style:font-size-complex="14pt" style:font-weight-complex="bold"/>
    </style:style>
    <style:style style:name="P4" style:family="paragraph" style:parent-style-name="Texto_20_independiente_20_2">
      <style:paragraph-properties fo:margin-left="0.295cm" fo:margin-right="0.295cm" fo:line-height="150%" fo:text-indent="0cm" style:auto-text-indent="false"/>
    </style:style>
    <style:style style:name="P5" style:family="paragraph" style:parent-style-name="Texto_20_independiente_20_2">
      <style:paragraph-properties fo:margin-left="0.295cm" fo:margin-right="0.295cm" fo:line-height="150%" fo:text-indent="0cm" style:auto-text-indent="false">
        <style:tab-stops/>
      </style:paragraph-properties>
    </style:style>
    <style:style style:name="P6" style:family="paragraph" style:parent-style-name="Texto_20_independiente_20_2">
      <style:paragraph-properties fo:margin-left="0.295cm" fo:margin-right="0.295cm" fo:line-height="150%" fo:text-indent="0cm" style:auto-text-indent="false"/>
      <style:text-properties fo:color="#800000"/>
    </style:style>
    <style:style style:name="P7" style:family="paragraph" style:parent-style-name="Sangría_20_3_20_de_20_t._20_independiente">
      <style:paragraph-properties fo:margin-left="0.295cm" fo:margin-right="0.295cm" fo:line-height="150%" fo:text-align="justify" style:justify-single-word="false" fo:text-indent="0cm" style:auto-text-indent="false"/>
      <style:text-properties fo:color="#800000"/>
    </style:style>
    <style:style style:name="P8" style:family="paragraph" style:parent-style-name="Sangría_20_3_20_de_20_t._20_independiente">
      <style:paragraph-properties fo:margin-left="0.295cm" fo:margin-right="0.295cm" fo:line-height="150%" fo:text-align="center" style:justify-single-word="false" fo:text-indent="0cm" style:auto-text-indent="false"/>
      <style:text-properties style:font-name="Arial" fo:font-size="12pt" fo:font-weight="bold" style:font-name-asian="MS Mincho" style:font-size-asian="12pt" style:font-weight-asian="bold" style:font-name-complex="Arial" style:font-size-complex="12pt"/>
    </style:style>
    <style:style style:name="P9" style:family="paragraph" style:parent-style-name="Standard">
      <style:paragraph-properties fo:margin-left="0.295cm" fo:margin-right="0.295cm" fo:line-height="150%" fo:text-align="justify" style:justify-single-word="false" fo:text-indent="0cm" style:auto-text-indent="false"/>
      <style:text-properties style:font-name="Arial" fo:font-size="12pt" fo:language="es" fo:country="ES" style:font-size-asian="12pt" style:font-name-complex="Arial" style:font-size-complex="12pt"/>
    </style:style>
    <style:style style:name="P10" style:family="paragraph" style:parent-style-name="Standard">
      <style:paragraph-properties fo:margin-left="0.295cm" fo:margin-right="0.295cm" fo:line-height="150%" fo:text-align="justify" style:justify-single-word="false" fo:text-indent="0cm" style:auto-text-indent="false"/>
      <style:text-properties style:font-name="Arial" fo:font-size="12pt" style:font-size-asian="12pt" style:font-size-complex="12pt"/>
    </style:style>
    <style:style style:name="P11" style:family="paragraph" style:parent-style-name="Standard">
      <style:paragraph-properties fo:margin-left="0.295cm" fo:margin-right="0.295cm" fo:line-height="150%" fo:text-align="start" style:justify-single-word="false" fo:text-indent="0cm" style:auto-text-indent="false">
        <style:tab-stops>
          <style:tab-stop style:position="1.27cm"/>
        </style:tab-stops>
      </style:paragraph-properties>
      <style:text-properties style:font-name="Arial" style:text-underline-style="solid" style:text-underline-width="auto" style:text-underline-color="font-color" fo:font-weight="bold" style:font-weight-asian="bold" style:font-name-complex="Arial" style:font-size-complex="26pt" style:font-style-complex="italic" style:font-weight-complex="bold"/>
    </style:style>
    <style:style style:name="P12" style:family="paragraph" style:parent-style-name="Standard">
      <style:paragraph-properties fo:margin-left="0.295cm" fo:margin-right="0.295cm" fo:line-height="150%" fo:text-align="justify" style:justify-single-word="false" fo:text-indent="0cm" style:auto-text-indent="false">
        <style:tab-stops>
          <style:tab-stop style:position="1.27cm"/>
        </style:tab-stops>
      </style:paragraph-properties>
      <style:text-properties style:font-name="Arial" style:font-name-complex="Arial" style:font-size-complex="26pt" style:font-style-complex="italic" style:font-weight-complex="bold"/>
    </style:style>
    <style:style style:name="P13" style:family="paragraph" style:parent-style-name="Standard">
      <style:paragraph-properties fo:margin-left="0.295cm" fo:margin-right="0.295cm" fo:line-height="150%" fo:text-align="center" style:justify-single-word="false" fo:text-indent="0cm" style:auto-text-indent="false"/>
      <style:text-properties style:font-name="Arial" fo:font-size="14pt" fo:language="es" fo:country="ES" fo:font-style="italic" fo:font-weight="bold" style:font-name-asian="MS Mincho" style:font-size-asian="14pt" style:font-style-asian="italic" style:font-weight-asian="bold" style:font-name-complex="Arial" style:font-size-complex="14pt" style:font-weight-complex="bold"/>
    </style:style>
    <style:style style:name="P14" style:family="paragraph" style:parent-style-name="Standard">
      <style:paragraph-properties fo:margin-left="0.295cm" fo:margin-right="0.295cm" fo:line-height="150%" fo:text-align="center" style:justify-single-word="false" fo:text-indent="0cm" style:auto-text-indent="false" fo:break-before="page"/>
    </style:style>
    <style:style style:name="P15" style:family="paragraph" style:parent-style-name="Standard">
      <style:paragraph-properties fo:margin-left="2.514cm" fo:margin-right="0cm" fo:text-align="center" style:justify-single-word="false" fo:text-indent="0cm" style:auto-text-indent="false"/>
      <style:text-properties style:font-name="Swis721 Ex BT" fo:font-size="19pt" fo:font-weight="bold" style:font-size-asian="19pt" style:font-weight-asian="bold" style:font-size-complex="19pt"/>
    </style:style>
    <style:style style:name="P16" style:family="paragraph" style:parent-style-name="Standard">
      <style:paragraph-properties fo:margin-left="1.032cm" fo:margin-right="3.069cm" fo:text-align="justify" style:justify-single-word="false" fo:text-indent="0cm" style:auto-text-indent="false"/>
      <style:text-properties style:font-name="Swis721 Ex BT" fo:font-size="20pt" fo:font-weight="bold" style:font-size-asian="20pt" style:font-weight-asian="bold" style:font-size-complex="20pt"/>
    </style:style>
    <style:style style:name="P17" style:family="paragraph" style:parent-style-name="Standard">
      <style:paragraph-properties fo:margin-left="1.032cm" fo:margin-right="3.069cm" fo:text-align="justify" style:justify-single-word="false" fo:text-indent="0cm" style:auto-text-indent="false"/>
      <style:text-properties style:font-name="Swis721 Ex BT" fo:font-size="20pt" style:font-size-asian="20pt" style:font-size-complex="20pt"/>
    </style:style>
    <style:style style:name="P18" style:family="paragraph" style:parent-style-name="Standard">
      <style:paragraph-properties fo:margin-left="1.032cm" fo:margin-right="3.069cm" fo:text-align="justify" style:justify-single-word="false" fo:text-indent="0cm" style:auto-text-indent="false"/>
      <style:text-properties style:font-name="Swis721 Ex BT" fo:font-size="20pt" fo:font-weight="normal" style:font-size-asian="20pt" style:font-weight-asian="normal" style:font-size-complex="20pt" style:font-weight-complex="normal"/>
    </style:style>
    <style:style style:name="P19" style:family="paragraph" style:parent-style-name="Standard">
      <style:paragraph-properties fo:margin-left="1.032cm" fo:margin-right="3.069cm" fo:text-align="justify" style:justify-single-word="false" fo:text-indent="0cm" style:auto-text-indent="false"/>
      <style:text-properties style:font-name="Swis721 Ex BT" fo:font-size="18pt" fo:font-weight="bold" style:font-size-asian="18pt" style:font-weight-asian="bold" style:font-size-complex="18pt"/>
    </style:style>
    <style:style style:name="P20" style:family="paragraph" style:parent-style-name="Standard">
      <style:paragraph-properties fo:margin-left="1.032cm" fo:margin-right="3.069cm" fo:text-align="justify" style:justify-single-word="false" fo:text-indent="0cm" style:auto-text-indent="false"/>
      <style:text-properties style:font-name="Swis721 Ex BT" fo:font-size="14pt" style:font-size-asian="14pt" style:font-size-complex="14pt"/>
    </style:style>
    <style:style style:name="P21" style:family="paragraph" style:parent-style-name="Standard">
      <style:paragraph-properties fo:margin-left="1.032cm" fo:margin-right="3.069cm" fo:text-align="justify" style:justify-single-word="false" fo:text-indent="0cm" style:auto-text-indent="false"/>
      <style:text-properties style:font-name="Swis721 Ex BT"/>
    </style:style>
    <style:style style:name="P22" style:family="paragraph" style:parent-style-name="Standard">
      <style:paragraph-properties fo:margin-left="1.032cm" fo:margin-right="3.069cm" fo:text-align="justify" style:justify-single-word="false" fo:text-indent="0cm" style:auto-text-indent="false"/>
      <style:text-properties style:font-name="Georgia" fo:font-size="24pt" fo:font-style="italic" fo:font-weight="bold" style:font-size-asian="24pt" style:font-style-asian="italic" style:font-weight-asian="bold" style:font-size-complex="24pt"/>
    </style:style>
    <style:style style:name="P23" style:family="paragraph" style:parent-style-name="Standard">
      <style:paragraph-properties fo:margin-left="0.347cm" fo:margin-right="0.268cm" fo:text-align="center" style:justify-single-word="false" fo:text-indent="0cm" style:auto-text-indent="false"/>
      <style:text-properties style:font-name="Arial" fo:font-size="14pt" fo:language="es" fo:country="ES" style:font-size-asian="14pt" style:font-name-complex="Arial" style:font-size-complex="14pt"/>
    </style:style>
    <style:style style:name="P24" style:family="paragraph" style:parent-style-name="Standard">
      <style:paragraph-properties fo:margin-left="0.347cm" fo:margin-right="0.268cm" fo:line-height="150%" fo:text-align="justify" style:justify-single-word="false" fo:text-indent="0cm" style:auto-text-indent="false"/>
      <style:text-properties style:font-name="Arial" fo:font-size="14pt" fo:language="es" fo:country="ES" style:font-size-asian="14pt" style:font-name-complex="Arial" style:font-size-complex="14pt"/>
    </style:style>
    <style:style style:name="P25" style:family="paragraph" style:parent-style-name="Standard">
      <style:paragraph-properties fo:margin-left="0.347cm" fo:margin-right="0.268cm" fo:line-height="150%" fo:text-align="justify" style:justify-single-word="false" fo:text-indent="0cm" style:auto-text-indent="false"/>
      <style:text-properties style:font-name="Arial" fo:language="es" fo:country="ES" style:font-name-complex="Arial"/>
    </style:style>
    <style:style style:name="P26" style:family="paragraph" style:parent-style-name="Standard">
      <style:paragraph-properties fo:margin-left="0.347cm" fo:margin-right="0.268cm" fo:line-height="150%" fo:text-align="justify" style:justify-single-word="false" fo:text-indent="0cm" style:auto-text-indent="false"/>
    </style:style>
    <style:style style:name="P27" style:family="paragraph" style:parent-style-name="Standard">
      <style:paragraph-properties fo:margin-left="0.347cm" fo:margin-right="0.268cm" fo:line-height="150%" fo:text-align="justify" style:justify-single-word="false" fo:text-indent="0cm" style:auto-text-indent="false"/>
      <style:text-properties fo:color="#800000" style:font-name="Arial" fo:language="es" fo:country="ES" style:font-name-complex="Arial"/>
    </style:style>
    <style:style style:name="P28" style:family="paragraph" style:parent-style-name="Standard">
      <style:paragraph-properties fo:margin-left="1.032cm" fo:margin-right="3.069cm" fo:text-align="justify" style:justify-single-word="false" fo:text-indent="0cm" style:auto-text-indent="false"/>
      <style:text-properties style:font-name="Swis721 Ex BT" fo:font-size="20pt" fo:font-weight="normal" style:font-size-asian="20pt" style:font-weight-asian="normal" style:font-size-complex="20pt" style:font-weight-complex="normal"/>
    </style:style>
    <style:style style:name="P29" style:family="paragraph" style:parent-style-name="Standard" style:list-style-name="L1">
      <style:paragraph-properties fo:margin-left="1.032cm" fo:margin-right="3.069cm" fo:text-align="justify" style:justify-single-word="false" fo:text-indent="0cm" style:auto-text-indent="false"/>
      <style:text-properties style:font-name="Swis721 Ex BT" fo:font-size="20pt" fo:font-weight="normal" style:font-size-asian="20pt" style:font-weight-asian="normal" style:font-size-complex="20pt" style:font-weight-complex="normal"/>
    </style:style>
    <style:style style:name="P30" style:family="paragraph" style:parent-style-name="Standard">
      <style:paragraph-properties fo:margin-left="1.032cm" fo:margin-right="3.069cm" fo:text-align="justify" style:justify-single-word="false" fo:text-indent="0cm" style:auto-text-indent="false"/>
      <style:text-properties style:font-name="Swis721 Ex BT" fo:font-size="20pt" style:font-size-asian="20pt" style:font-size-complex="20pt"/>
    </style:style>
    <style:style style:name="P31" style:family="paragraph" style:parent-style-name="Standard" style:list-style-name="L2">
      <style:paragraph-properties fo:margin-left="1.032cm" fo:margin-right="3.069cm" fo:text-align="justify" style:justify-single-word="false" fo:text-indent="0cm" style:auto-text-indent="false"/>
      <style:text-properties style:font-name="Swis721 Ex BT" fo:font-size="18pt" style:font-size-asian="18pt" style:font-size-complex="18pt"/>
    </style:style>
    <style:style style:name="P32" style:family="paragraph" style:parent-style-name="Standard" style:list-style-name="L3">
      <style:paragraph-properties fo:margin-left="0.295cm" fo:margin-right="0.295cm" fo:line-height="150%" fo:text-align="justify" style:justify-single-word="false" fo:text-indent="0cm" style:auto-text-indent="false">
        <style:tab-stops>
          <style:tab-stop style:position="1.27cm"/>
        </style:tab-stops>
      </style:paragraph-properties>
      <style:text-properties style:font-name="Arial" style:font-name-complex="Arial" style:font-size-complex="26pt" style:font-style-complex="italic" style:font-weight-complex="bold"/>
    </style:style>
    <style:style style:name="P33" style:family="paragraph" style:parent-style-name="Standard" style:list-style-name="L4">
      <style:paragraph-properties fo:margin-left="0.295cm" fo:margin-right="0.295cm" fo:line-height="150%" fo:text-align="justify" style:justify-single-word="false" fo:text-indent="0cm" style:auto-text-indent="false">
        <style:tab-stops>
          <style:tab-stop style:position="1.266cm"/>
        </style:tab-stops>
      </style:paragraph-properties>
      <style:text-properties style:font-name="Arial" style:font-name-complex="Arial" style:font-size-complex="26pt" style:font-style-complex="italic" style:font-weight-complex="bold"/>
    </style:style>
    <style:style style:name="P34" style:family="paragraph" style:parent-style-name="Standard" style:list-style-name="L5">
      <style:paragraph-properties fo:margin-left="0.295cm" fo:margin-right="0.295cm" fo:line-height="150%" fo:text-align="justify" style:justify-single-word="false" fo:text-indent="0cm" style:auto-text-indent="false">
        <style:tab-stops>
          <style:tab-stop style:position="1.905cm"/>
        </style:tab-stops>
      </style:paragraph-properties>
      <style:text-properties style:font-name="Arial" style:font-name-complex="Arial" style:font-size-complex="26pt" style:font-style-complex="italic" style:font-weight-complex="bold"/>
    </style:style>
    <style:style style:name="P35" style:family="paragraph" style:parent-style-name="Standard" style:list-style-name="L6">
      <style:paragraph-properties fo:margin-left="0.295cm" fo:margin-right="0.295cm" fo:line-height="150%" fo:text-align="justify" style:justify-single-word="false" fo:text-indent="0cm" style:auto-text-indent="false">
        <style:tab-stops>
          <style:tab-stop style:position="1.905cm"/>
        </style:tab-stops>
      </style:paragraph-properties>
      <style:text-properties style:font-name="Arial" style:font-name-complex="Arial" style:font-size-complex="26pt" style:font-style-complex="italic" style:font-weight-complex="bold"/>
    </style:style>
    <style:style style:name="P36" style:family="paragraph" style:parent-style-name="Sangría_20_3_20_de_20_t._20_independiente" style:list-style-name="WW8Num11">
      <style:paragraph-properties fo:margin-left="0.295cm" fo:margin-right="0.295cm" fo:margin-top="0cm" fo:margin-bottom="0cm" fo:line-height="150%" fo:text-align="justify" style:justify-single-word="false" fo:text-indent="0cm" style:auto-text-indent="false"/>
      <style:text-properties style:font-name="Arial" fo:font-size="12pt" style:font-name-asian="MS Mincho" style:font-size-asian="12pt" style:font-name-complex="Arial" style:font-size-complex="12pt"/>
    </style:style>
    <style:style style:name="P37" style:family="paragraph" style:parent-style-name="Sangría_20_3_20_de_20_t._20_independiente" style:list-style-name="WW8Num11">
      <style:paragraph-properties fo:margin-left="0.295cm" fo:margin-right="0.295cm" fo:margin-top="0cm" fo:margin-bottom="0cm" fo:line-height="150%" fo:text-align="justify" style:justify-single-word="false" fo:text-indent="0cm" style:auto-text-indent="false"/>
      <style:text-properties style:font-name="Arial" fo:font-size="14pt" fo:language="es" fo:country="ES" style:font-name-asian="MS Mincho" style:font-size-asian="14pt" style:font-name-complex="Arial" style:font-size-complex="14pt"/>
    </style:style>
    <style:style style:name="P38" style:family="paragraph" style:parent-style-name="Sangría_20_2_20_de_20_t._20_independiente" style:list-style-name="L3">
      <style:paragraph-properties fo:margin-left="0.295cm" fo:margin-right="0.295cm" fo:margin-top="0cm" fo:margin-bottom="0cm" fo:line-height="150%" fo:text-align="justify" style:justify-single-word="false" fo:text-indent="0cm" style:auto-text-indent="false">
        <style:tab-stops>
          <style:tab-stop style:position="1.27cm"/>
        </style:tab-stops>
      </style:paragraph-properties>
    </style:style>
    <style:style style:name="P39" style:family="paragraph" style:parent-style-name="Sangría_20_2_20_de_20_t._20_independiente" style:list-style-name="L3">
      <style:paragraph-properties fo:margin-left="0.295cm" fo:margin-right="0.295cm" fo:margin-top="0cm" fo:margin-bottom="0cm" fo:line-height="150%" fo:text-align="justify" style:justify-single-word="false" fo:text-indent="0cm" style:auto-text-indent="false">
        <style:tab-stops>
          <style:tab-stop style:position="1.27cm"/>
        </style:tab-stops>
      </style:paragraph-properties>
      <style:text-properties style:font-name="Arial" style:font-name-complex="Arial" style:font-size-complex="26pt" style:font-style-complex="italic" style:font-weight-complex="bold"/>
    </style:style>
    <style:style style:name="P40" style:family="paragraph">
      <style:paragraph-properties text:enable-numbering="false" fo:margin-left="0cm" fo:margin-right="0cm" fo:margin-top="0cm" fo:margin-bottom="0cm" fo:line-height="100%" fo:text-indent="0cm"/>
    </style:style>
    <style:style style:name="P41"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Baskerville" fo:font-size="36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style:font-name="Swis721 Ex BT" fo:font-size="20pt" fo:font-weight="bold" style:font-size-asian="20pt" style:font-weight-asian="bold" style:font-size-complex="20pt"/>
    </style:style>
    <style:style style:name="T2" style:family="text">
      <style:text-properties fo:font-weight="normal" style:font-weight-asian="normal" style:font-weight-complex="normal"/>
    </style:style>
    <style:style style:name="T3" style:family="text">
      <style:text-properties fo:font-style="italic" style:font-style-asian="italic"/>
    </style:style>
    <style:style style:name="T4" style:family="text">
      <style:text-properties fo:font-style="italic" style:font-name-asian="MS Mincho" style:font-style-asian="italic"/>
    </style:style>
    <style:style style:name="T5" style:family="text">
      <style:text-properties fo:font-style="italic" fo:font-weight="bold" style:font-name-asian="MS Mincho" style:font-style-asian="italic" style:font-weight-asian="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Arial" fo:language="es" fo:country="ES" style:font-name-complex="Arial"/>
    </style:style>
    <style:style style:name="T8" style:family="text">
      <style:text-properties style:font-name="Arial" fo:font-size="12pt" fo:font-style="italic" fo:font-weight="bold" style:font-name-asian="MS Mincho" style:font-size-asian="12pt" style:font-style-asian="italic" style:font-weight-asian="bold" style:font-name-complex="Arial" style:font-size-complex="12pt"/>
    </style:style>
    <style:style style:name="T9" style:family="text">
      <style:text-properties style:font-name="Arial" fo:font-size="12pt" style:font-name-asian="MS Mincho" style:font-size-asian="12pt" style:font-name-complex="Arial" style:font-size-complex="12pt"/>
    </style:style>
    <style:style style:name="T10" style:family="text">
      <style:text-properties style:font-name="Arial" style:font-name-complex="Arial" style:font-size-complex="26pt" style:font-style-complex="italic" style:font-weight-complex="bold"/>
    </style:style>
    <style:style style:name="T11" style:family="text">
      <style:text-properties fo:language="es" fo:country="ES" style:font-name-complex="Arial"/>
    </style:style>
    <style:style style:name="T12" style:family="text">
      <style:text-properties style:font-name="Georgia" fo:font-size="24pt" fo:font-style="italic" fo:font-weight="bold" style:font-size-asian="24pt" style:font-style-asian="italic" style:font-weight-asian="bold" style:font-size-complex="24pt"/>
    </style:style>
    <style:style style:name="T13" style:family="text">
      <style:text-properties style:font-name="Georgia" fo:font-size="26pt" fo:font-style="italic" fo:font-weight="bold" style:font-size-asian="26pt" style:font-style-asian="italic" style:font-weight-asian="bold" style:font-size-complex="26pt"/>
    </style:style>
    <style:style style:name="T14" style:family="text">
      <style:text-properties style:font-name-asian="MS Mincho"/>
    </style:style>
    <style:style style:name="T15" style:family="text">
      <style:text-properties fo:font-weight="bold"/>
    </style:style>
    <style:style style:name="T16" style:family="text">
      <style:text-properties fo:font-weight="bold" style:font-name-asian="MS Mincho" style:font-weight-asian="bold"/>
    </style:style>
    <style:style style:name="T17" style:family="text">
      <style:text-properties fo:color="#ff3366" style:font-name="Arial" style:font-name-complex="Arial" style:font-size-complex="26pt" style:font-style-complex="italic" style:font-weight-complex="bold"/>
    </style:style>
    <style:style style:name="T18" style:family="text">
      <style:text-properties style:font-weight-asian="bold"/>
    </style:style>
    <style:style style:name="T19" style:family="text">
      <style:text-properties style:use-window-font-color="true" style:text-outline="false" style:text-line-through-style="none" style:font-name="Baskerville" fo:font-size="36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16cm" fo:min-width="13.393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text:anchor-type="paragraph" draw:z-index="0" draw:style-name="gr1" draw:text-style-name="P41" svg:width="24.499cm" svg:height="1.705cm" draw:transform="rotate (-1.57079632679579) translate (17.2896388888889cm -0.015875cm)"><draw:text-box><text:p text:style-name="P40"><text:span text:style-name="T19">Universidad Nacional de Itapua. FIUNI - CAS</text:span></text:p></draw:text-box></draw:frame></text:p>
      <text:p text:style-name="P16">FACULTAD DE INGENIERÍA <text:span text:style-name="T1">FI-UNI</text:span></text:p>
      <text:p text:style-name="P17"/>
      <text:p text:style-name="P17">CARRERA: <text:span text:style-name="T2">ING. <text:s/>EN INFORMÁTICA</text:span></text:p>
      <text:p text:style-name="P18"/>
      <text:p text:style-name="P16">SEMESTRE: <text:span text:style-name="T2">SÉPTIMO</text:span></text:p>
      <text:p text:style-name="P17"/>
      <text:p text:style-name="P16">MATERIA:<text:span text:style-name="T6"> Ingeniería De Software I</text:span></text:p>
      <text:p text:style-name="P16"/>
      <text:p text:style-name="P16">PROFESORES: </text:p>
      <text:list xml:id="list1612310387" text:style-name="L1">
        <text:list-item>
          <text:p text:style-name="P29">LIC. Carlos S.</text:p>
        </text:list-item>
        <text:list-item>
          <text:p text:style-name="P29">Adrea Romero de Velazquez</text:p>
        </text:list-item>
      </text:list>
      <text:p text:style-name="P17"/>
      <text:p text:style-name="P16">PROYECTO: </text:p>
      <text:p text:style-name="P18">SISTEMA DE GESTIÓN CAS (Sistema de Administración de Ceso).</text:p>
      <text:p text:style-name="P17"/>
      <text:p text:style-name="P17"/>
      <text:p text:style-name="P16">INTEGRANTES:</text:p>
      <text:p text:style-name="P19"/>
      <text:list xml:id="list1084873401" text:style-name="L2">
        <text:list-item>
          <text:p text:style-name="P31">Teddy Limousin</text:p>
        </text:list-item>
        <text:list-item>
          <text:p text:style-name="P31">Adrian Ojeda</text:p>
        </text:list-item>
        <text:list-item>
          <text:p text:style-name="P31">David Kruger</text:p>
        </text:list-item>
        <text:list-item>
          <text:p text:style-name="P31">Yoshimi Kashiwaba</text:p>
        </text:list-item>
        <text:list-item>
          <text:p text:style-name="P31">Julian Cáceres.</text:p>
        </text:list-item>
      </text:list>
      <text:p text:style-name="P20"/>
      <text:p text:style-name="P21"/>
      <text:p text:style-name="P21"/>
      <text:p text:style-name="P21"/>
      <text:p text:style-name="P21"/>
      <text:p text:style-name="P20"/>
      <text:p text:style-name="P20">Encarnación-Paraguay<text:tab/><text:tab/><text:tab/><text:tab/><text:tab/>2008</text:p>
      <text:p text:style-name="P20"/>
      <text:p text:style-name="P20"/>
      <text:p text:style-name="P22"/>
      <text:p text:style-name="P22"><text:soft-page-break/>Introducción:</text:p>
      <text:p text:style-name="P23"/>
      <text:p text:style-name="P25">En la actualidad, los sistemas informáticos son muy utilizados y muy importantes ya que estan íntimamente ligados a los avances tecnológicos que se producen.</text:p>
      <text:p text:style-name="P25">Los sistemas informáticos marcan el inicio de una época importante. Son una herramienta poderosa e inigualable, particularmente para ayudar a los hombres de negocios y profesionales a mejorar el manejo y rendimiento de sus trabajos. Permiten además expandir a un rango de aplicaciones aun mas grandes; y que los trabajos se realicen de manera automática, rápida y segura, liberando al usuario de los procesos complejos que se realizan internamente.</text:p>
      <text:p text:style-name="P25"/>
      <text:p text:style-name="P25">Por todo esto y mas la Congregación de La Iglesia ................ se ve cada dia mas con la necesidad de dar el gran paso hacia el flujo que conlleva todo lo que envuelve el ambito de la tecnología de la información ya que actualmente se encuentra desempeñando en sus labores sin el respaldo de un sistema de gestión informatizado que eleve la calidad y la eficiencia en el desarrollo de las tareas que competen a esta área. Esto trae como consecuencia un sin número de inconvenientes que se deben sortear de la manera menos sistematizada y eficaz. </text:p>
      <text:p text:style-name="P25"/>
      <text:p text:style-name="P25">La Congregación a la cual nos referiremos en todo este proyecto está constituida por un elevado número de fieles y/o personas que componen toda la estructura de la Iglesia misma, y de tal modo se debe contar con un manejo eficaz de ciertos datos de todos los que la componen, lo cual hace que a medida pasan los años, o se van llegando mas personas que se unan a la misma el volumen de datos a procesar crece proporcionalmente<text:span text:style-name="T7">, esto implica mayor esfuerzo y trabajo con el fin de manejar de una manera correcta y eficiente esos datos.</text:span></text:p>
      <text:p text:style-name="P25"/>
      <text:p text:style-name="P25">A pesar de que se establezcan reglas y diferentes mecanismos de control es bien sabido que mientras mas conglomerados sean los datos, mas dificil se vuelve su manejo, y eso se acrecienta mas y mas con el tiempo, logrando que el manejo al que se quiere llega se vuele mucho mas complicado.</text:p>
      <text:p text:style-name="P25"/>
      <text:p text:style-name="P27">Ahora bien hablando mas especificamente de las tareas que conllevan las funciones de desempeño de la Congregación que este caso en representación de la misma se encargaría el area de secretaria, cuyo deber es la de organizar todos los datos de los <text:soft-page-break/>socios que en este caso serian particularmente las familias quienes conformen como una parte individual de todo lo que compone la Congregación en un area o localidad dada. <text:s/>Ya que no esta demás mencionar que las mismas Congregaciones se encuentran distribuidas por todo el pais, inclusive hasta en otros paises vecinos, pero para un mejor manejo se encuentran divididas en Localidades o sectores y en este caso la que a nosotros nos toca estudiar, analizar y proyectar es la localizada en la zona de Alto Paraná según la denominación recibida. La cual a su vez se encuentra subdividida en pequeñas partes mas pequeñas denominadas comunidades. <text:s/>Todo esto conforma parte de los muchos requisitos que conllevan a la estructuración de un plan de control eficiente de todo con lo que se cuente especialmente en el area humana que es el principal valor, o capital con la que se cuenta.</text:p>
      <text:p text:style-name="P25"/>
      <text:p text:style-name="P25">Nuestra misión es solidificar los cimientos de la automatización y para ello proponemos el desarrollo y la implementación de un Sistema de Gestión de Censo y Administración que contribuya con esta labor y que eleve la calidad de los procesos en esta área tan importante de la Congregación. </text:p>
      <text:p text:style-name="P24">Este proyecto forma parte de la materia Ingeniería del Software, la cual está dividida en dos partes: Ingeniería del Software I cursada en este semestre y en la que abarcamos toda la documentación <text:s/>y la otra: Ingeniería del Software II en la cual llevaríamos a cabo el desarrollo. </text:p>
      <text:p text:style-name="P24"/>
      <text:p text:style-name="P24"/>
      <text:p text:style-name="P24"/>
      <text:p text:style-name="P24"/>
      <text:p text:style-name="P24"/>
      <text:p text:style-name="P24"/>
      <text:p text:style-name="P24"/>
      <text:p text:style-name="P24"/>
      <text:p text:style-name="P24"/>
      <text:p text:style-name="P24"/>
      <text:p text:style-name="P26"><text:span text:style-name="T12">Descripción del Proyecto</text:span><text:span text:style-name="T12">:</text:span></text:p>
      <text:p text:style-name="P9">El proyecto que buscamos llevar a cabo es uno que con la cual podamos tomar algo <text:soft-page-break/>de la nada moldearlo y lanzarlo hacia bases tecnológicas que solidifiquen las tareas que se llevan a cabo en el dia a dia en un area en la cual no es común contar con un entorno sistematizado, por la cultura misma, lo cual implica un mayor desafio que posibilitara que nosotros como profesionales podamos poner en practica<text:span text:style-name="T11"> los conceptos, las metodologías y principios del desarrollo de software de alta calidad, aprendidos en la cátedra Ingeniería de Software I dictado en este semestre. </text:span></text:p>
      <text:p text:style-name="P9"/>
      <text:p text:style-name="P10"><text:span text:style-name="T11">Todo esto queremos lograrlo poniendo en practica los conocimientos que hemos y vamos adquiriendo acerca de una de las herramientas mayormente utilizado en los ultmos tiempos y nos referimos especificamente a una metodología de desarrollo denominada RUP. <text:s/></text:span><text:span text:style-name="T3">RUP (</text:span><text:span text:style-name="T3">Rational Unified Process),</text:span><text:span text:style-name="T3"> metodología iterativa e incremental orientada al desarrollo de software, se basa en </text:span><text:span text:style-name="T4">UML (Unified Modeling Language) y proporciona un conjunto de componentes para mejorar la productividad del trabajo en equipo. </text:span></text:p>
      <text:p text:style-name="P1">UML es un lenguaje de modelado visual que se usa para especificar, visualizar, construir y documentar objetos de un sistema de software. Es utilizado además para entender, diseñar, configurar, mantener y controlar la información sobre los sistemas a construir. </text:p>
      <text:p text:style-name="P1"/>
      <text:p text:style-name="P1">Con toda esta teoria lo que buscamos es que llevando a la practica podamos obtener un sistema robusto, que reduzca riesgos de lograr un mal producto, y al mismo tiempo afianzar la conclusión del mismo en un tiempo establecido, permitiendo atacar problemas con requisitos incompletos, todas estas tomando en cuenta que son características esenciales de la metodología.</text:p>
      <text:p text:style-name="P1"/>
      <text:p text:style-name="P2">En RUP se siguen cuatro Fases fundamentales: Inicio, Elaboración, Construcción y Transición en los siete Ciclos ilustrados a continuación:</text:p>
      <text:p text:style-name="P5"><text:span text:style-name="T5">La fase de Inicio:</text:span><text:span text:style-name="T14"> su misión es comprender el problema y determinar su ámbito, se establece la oportunidad y alcance el proyecto. Para el relevamiento de datos utilizamos observaciones y <text:s/>entrevistas a las personas más involucradas con la </text:span><text:span text:style-name="T14">organización de la estructura misma dentro de la Congregación.</text:span></text:p>
      <text:p text:style-name="P4"><text:span text:style-name="T5">La fase de elaboración</text:span><text:span text:style-name="T16">:</text:span><text:span text:style-name="T14"> su misión es c</text:span>apturar requisitos, establecer una arquitectura de base sólida y eliminar los elementos de mayor riesgo para el desarrollo exitoso del proyecto.</text:p>
      <text:p text:style-name="P6"><text:span text:style-name="T5">La fase de construcción: </text:span><text:span text:style-name="T14">su misión es</text:span><text:span text:style-name="T5"> </text:span><text:span text:style-name="T14"><text:s/>obtener una condición operacional inicial y </text:span><text:soft-page-break/><text:span text:style-name="T14">completar el desarrollo de los componentes probándolos contra un conjunto definido de criterios aprobados al inicio del Proyecto.</text:span></text:p>
      <text:p text:style-name="P7"><text:span text:style-name="T8">La fase de Transición:</text:span><text:span text:style-name="T9"> su misión es seleccionar y ejecutar planes de implantación, asimismo confeccionar los manuales de usuario y del Sistema.</text:span></text:p>
      <text:p text:style-name="P8">Los flujos de trabajo fundamentales son:</text:p>
      <text:list xml:id="list1311124610" text:style-name="WW8Num11">
        <text:list-item>
          <text:p text:style-name="P36">Modelado de Negocios</text:p>
        </text:list-item>
        <text:list-item>
          <text:p text:style-name="P36">Requisitos</text:p>
        </text:list-item>
        <text:list-item>
          <text:p text:style-name="P36">Análisis y Diseño</text:p>
        </text:list-item>
        <text:list-item>
          <text:p text:style-name="P36">Implementación</text:p>
        </text:list-item>
        <text:list-item>
          <text:p text:style-name="P36">Pruebas</text:p>
        </text:list-item>
        <text:list-item>
          <text:p text:style-name="P37">Despliegue</text:p>
        </text:list-item>
      </text:list>
      <text:p text:style-name="P3"/>
      <text:p text:style-name="P3"/>
      <text:p text:style-name="P14"><text:span text:style-name="T13">Resumen</text:span><text:span text:style-name="T13">:</text:span></text:p>
      <text:p text:style-name="P11">Objetivos del Proyecto:</text:p>
      <text:list xml:id="list1263944515" text:style-name="L3">
        <text:list-item>
          <text:p text:style-name="P38"><text:span text:style-name="T10">Informatizar el sector Administrativo de organización de la Congregación </text:span><text:span text:style-name="T17">NOMBRE</text:span></text:p>
        </text:list-item>
        <text:list-item>
          <text:p text:style-name="P39">Implementar un Sistema que permita estricto control de los socios.</text:p>
        </text:list-item>
        <text:list-item>
          <text:p text:style-name="P39">Automatizar los procesos que se realizan en forma manual.</text:p>
        </text:list-item>
        <text:list-item>
          <text:p text:style-name="P32">Lograr que una iglesia pase a formar parte de la vanguardia del entorno de tecnología de la información.</text:p>
        </text:list-item>
        <text:list-item>
          <text:p text:style-name="P32"/>
        </text:list-item>
      </text:list>
      <text:p text:style-name="P12"/>
      <text:p text:style-name="P11">Lo que incluye el Proyecto:</text:p>
      <text:list xml:id="list140084419" text:style-name="L4">
        <text:list-item>
          <text:p text:style-name="P33">Instalación del Sistema en las Estaciones de Trabajo.</text:p>
        </text:list-item>
        <text:list-item>
          <text:p text:style-name="P33">Manuales del Sistema y del Usuario.</text:p>
        </text:list-item>
        <text:list-item>
          <text:p text:style-name="P33">Capacitación a los usuarios del sistema.</text:p>
        </text:list-item>
      </text:list>
      <text:p text:style-name="P12"/>
      <text:p text:style-name="P11">Lo que NO incluye el Proyecto:</text:p>
      <text:list xml:id="list689609959" text:style-name="L5">
        <text:list-item>
          <text:p text:style-name="P34"/>
        </text:list-item>
      </text:list>
      <text:p text:style-name="P12"/>
      <text:p text:style-name="P11">Beneficios del Proyecto:</text:p>
      <text:list xml:id="list238194992" text:style-name="L6">
        <text:list-item>
          <text:p text:style-name="P35">Control de acceso a la información.</text:p>
        </text:list-item>
        <text:list-item>
          <text:p text:style-name="P35"><text:s/>Seguridad e integridad de los datos.</text:p>
        </text:list-item>
        <text:list-item>
          <text:p text:style-name="P35"><text:s/>Centralización de la información.</text:p>
        </text:list-item>
        <text:list-item>
          <text:p text:style-name="P35"><text:s/>Aumento de <text:s/>la calidad de los servicios ofrecidos.</text:p>
        </text:list-item>
        <text:list-item>
          <text:p text:style-name="P35"><text:s/>Aumento de la agilidad de los trámites.</text:p>
        </text:list-item>
        <text:list-item>
          <text:p text:style-name="P35"><text:s/>Fortalecimiento de <text:s/>la buena <text:s/>imagen.</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Marlett" svg:font-family="Marlett"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skerville" svg:font-family="Baskerville" style:font-family-generic="swiss" style:font-pitch="variable"/>
    <style:font-face style:name="Swis721 Ex BT" svg:font-family="'Swis721 Ex BT', 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PY"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exto_20_independiente_20_2" style:display-name="Texto independiente 2" style:family="paragraph" style:parent-style-name="Standard">
      <style:paragraph-properties fo:text-align="justify" style:justify-single-word="false"/>
      <style:text-properties style:font-name="Arial" style:font-name-complex="Arial"/>
    </style:style>
    <style:style style:name="Sangría_20_3_20_de_20_t._20_independiente" style:display-name="Sangría 3 de t. independiente"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 style:font-name-complex="Courier New"/>
    </style:style>
    <style:style style:name="WW8Num11z2" style:family="text">
      <style:text-properties style:font-name="Marlett"/>
    </style:style>
    <style:style style:name="WW8Num11z3" style:family="text">
      <style:text-properties style:font-name="Symbol"/>
    </style:style>
    <style:style style:name="WW8Num11z4" style:family="text">
      <style:text-properties style:font-name="Courier New"/>
    </style:style>
    <style:style style:name="WW8Num8z0" style:family="text">
      <style:text-properties style:font-name="Courier New"/>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7z0" style:family="text">
      <style:text-properties style:font-name="Courier New"/>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3z0" style:family="text">
      <style:text-properties style:font-name="Courier New"/>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9z0" style:family="text">
      <style:text-properties style:font-name="Courier New"/>
    </style:style>
    <style:style style:name="WW8Num9z1"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1">
      <text:list-level-style-bullet text:level="1" text:style-name="WW8Num11z0" style:num-suffix="." text:bullet-char="-">
        <style:list-level-properties text:space-before="0.106cm" text:min-label-width="0.635cm"/>
        <style:text-properties style:font-name="Times New Roman"/>
      </text:list-level-style-bullet>
      <text:list-level-style-bullet text:level="2" text:style-name="WW8Num11z1" style:num-suffix="." text:bullet-char="o">
        <style:list-level-properties text:space-before="1.376cm" text:min-label-width="0.635cm"/>
        <style:text-properties style:font-name="Courier New1"/>
      </text:list-level-style-bullet>
      <text:list-level-style-bullet text:level="3" text:style-name="WW8Num11z2" style:num-suffix="." text:bullet-char="">
        <style:list-level-properties text:space-before="2.646cm" text:min-label-width="0.635cm"/>
        <style:text-properties style:font-name="Marlett"/>
      </text:list-level-style-bullet>
      <text:list-level-style-bullet text:level="4" text:style-name="WW8Num11z3" style:num-suffix="." text:bullet-char="">
        <style:list-level-properties text:space-before="3.916cm" text:min-label-width="0.635cm"/>
        <style:text-properties style:font-name="Symbol"/>
      </text:list-level-style-bullet>
      <text:list-level-style-bullet text:level="5" text:style-name="WW8Num11z4" style:num-suffix="." text:bullet-char="o">
        <style:list-level-properties text:space-before="5.186cm" text:min-label-width="0.635cm"/>
        <style:text-properties style:font-name="Courier New1"/>
      </text:list-level-style-bullet>
      <text:list-level-style-bullet text:level="6" text:style-name="WW8Num11z2" style:num-suffix="." text:bullet-char="">
        <style:list-level-properties text:space-before="6.456cm" text:min-label-width="0.635cm"/>
        <style:text-properties style:font-name="Marlett"/>
      </text:list-level-style-bullet>
      <text:list-level-style-bullet text:level="7" text:style-name="WW8Num11z3" style:num-suffix="." text:bullet-char="">
        <style:list-level-properties text:space-before="7.726cm" text:min-label-width="0.635cm"/>
        <style:text-properties style:font-name="Symbol"/>
      </text:list-level-style-bullet>
      <text:list-level-style-bullet text:level="8" text:style-name="WW8Num11z4" style:num-suffix="." text:bullet-char="o">
        <style:list-level-properties text:space-before="8.996cm" text:min-label-width="0.635cm"/>
        <style:text-properties style:font-name="Courier New1"/>
      </text:list-level-style-bullet>
      <text:list-level-style-bullet text:level="9" text:style-name="WW8Num11z2" style:num-suffix="." text:bullet-char="">
        <style:list-level-properties text:space-before="10.266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Courier New1"/>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1"/>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1"/>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Courier New1"/>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Courier New1"/>
      </text:list-level-style-bullet>
      <text:list-level-style-bullet text:level="2" text:style-name="WW8Num3z1" style:num-suffix="." text:bullet-char="o">
        <style:list-level-properties text:space-before="2.54cm" text:min-label-width="0.635cm"/>
        <style:text-properties style:font-name="Courier New1"/>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3"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style:font-name="Courier New1"/>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3"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style:font-name="Courier New1"/>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27cm" text:min-label-width="0.635cm"/>
        <style:text-properties style:font-name="Courier New1"/>
      </text:list-level-style-bullet>
      <text:list-level-style-bullet text:level="2" text:style-name="WW8Num9z1" style:num-suffix="." text:bullet-char="">
        <style:list-level-properties text:space-before="1.905cm" text:min-label-width="0.635cm"/>
        <style:text-properties style:font-name="Wingdings"/>
      </text:list-level-style-bullet>
      <text:list-level-style-bullet text:level="3" text:style-name="WW8Num9z1" style:num-suffix="." text:bullet-char="">
        <style:list-level-properties text:space-before="3.175cm" text:min-label-width="0.635cm"/>
        <style:text-properties style:font-name="Wingdings"/>
      </text:list-level-style-bullet>
      <text:list-level-style-bullet text:level="4" text:style-name="WW8Num9z1" style:num-suffix="." text:bullet-char="">
        <style:list-level-properties text:space-before="4.445cm" text:min-label-width="0.635cm"/>
        <style:text-properties style:font-name="Wingdings"/>
      </text:list-level-style-bullet>
      <text:list-level-style-bullet text:level="5" text:style-name="WW8Num9z1" style:num-suffix="." text:bullet-char="">
        <style:list-level-properties text:space-before="5.715cm" text:min-label-width="0.635cm"/>
        <style:text-properties style:font-name="Wingdings"/>
      </text:list-level-style-bullet>
      <text:list-level-style-bullet text:level="6" text:style-name="WW8Num9z1" style:num-suffix="." text:bullet-char="">
        <style:list-level-properties text:space-before="6.985cm" text:min-label-width="0.635cm"/>
        <style:text-properties style:font-name="Wingdings"/>
      </text:list-level-style-bullet>
      <text:list-level-style-bullet text:level="7" text:style-name="WW8Num9z1" style:num-suffix="." text:bullet-char="">
        <style:list-level-properties text:space-before="8.255cm" text:min-label-width="0.635cm"/>
        <style:text-properties style:font-name="Wingdings"/>
      </text:list-level-style-bullet>
      <text:list-level-style-bullet text:level="8" text:style-name="WW8Num9z1" style:num-suffix="." text:bullet-char="">
        <style:list-level-properties text:space-before="9.525cm" text:min-label-width="0.635cm"/>
        <style:text-properties style:font-name="Wingdings"/>
      </text:list-level-style-bullet>
      <text:list-level-style-bullet text:level="9" text:style-name="WW8Num9z1"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18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1-18T01:18:30</meta:creation-date>
    <dc:date>2009-03-19T20:29:36</dc:date>
    <dc:language>es-PY</dc:language>
    <meta:editing-cycles>4</meta:editing-cycles>
    <meta:editing-duration>PT00H04M35S</meta:editing-duration>
    <meta:document-statistic meta:table-count="0" meta:image-count="0" meta:object-count="0" meta:page-count="6" meta:paragraph-count="60" meta:word-count="1251" meta:character-count="7647"/>
    <meta:user-defined meta:name="Info 1"/>
    <meta:user-defined meta:name="Info 2"/>
    <meta:user-defined meta:name="Info 3"/>
    <meta:user-defined meta:name="Info 4"/>
  </office:meta>
</office:document-meta>
</file>